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BE6BBE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69EB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0BE695F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4" office:value-type="string">
            <text:p>0xBE73FE</text:p>
          </table:table-cell>
          <table:table-cell table:style-name="ce38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19F</text:p>
          </table:table-cell>
          <table:table-cell table:style-name="ce38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22B</text:p>
          </table:table-cell>
          <table:table-cell table:style-name="ce38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4" office:value-type="string">
            <text:p>byte</text:p>
          </table:table-cell>
          <table:table-cell table:style-name="ce39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0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13A466C</text:p>
          </table:table-cell>
          <table:table-cell table:style-name="ce38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13A882C</text:p>
          </table:table-cell>
          <table:table-cell table:style-name="ce38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8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8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38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38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38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38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10010800</text:p>
          </table:table-cell>
          <table:table-cell table:style-name="ce38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38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38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38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38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38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38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38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38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38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38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38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38" office:value-type="string">
            <text:p>Result_SpinVal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8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8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8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8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8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8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8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0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used in LeaveSession fun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/>
          <table:table-cell table:style-name="ce21"/>
          <table:table-cell table:style-name="ce17" table:number-columns-repeated="1022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0x1378622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5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Unknown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/>
          <table:table-cell table:style-name="ce21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6"/>
          <table:table-cell table:style-name="ce34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+0x0054</text:p>
          </table:table-cell>
          <table:table-cell table:style-name="ce34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0</text:p>
          </table:table-cell>
          <table:table-cell table:style-name="ce34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6"/>
          <table:table-cell table:style-name="ce36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8</text:p>
          </table:table-cell>
          <table:table-cell table:style-name="ce34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0</text:p>
          </table:table-cell>
          <table:table-cell table:style-name="ce34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4</text:p>
          </table:table-cell>
          <table:table-cell table:style-name="ce34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8</text:p>
          </table:table-cell>
          <table:table-cell table:style-name="ce34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E4</text:p>
          </table:table-cell>
          <table:table-cell table:style-name="ce34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36"/>
          <table:table-cell table:style-name="ce34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3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21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2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8/03/2017</text:date>, <text:time>02:1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8-03T02:14:56.74</dc:date>
    <meta:editing-duration>P14DT16H56M7S</meta:editing-duration>
    <meta:editing-cycles>562</meta:editing-cycles>
    <meta:generator>OpenOffice/4.1.2$Win32 OpenOffice.org_project/412m3$Build-9782</meta:generator>
    <meta:document-statistic meta:table-count="12" meta:cell-count="4065" meta:object-count="0"/>
  </office:meta>
</office:document-meta>
</file>